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95854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79" table:default-cell-style-name="ce1"/>
        <table:table-row table:style-name="ro1">
          <table:table-cell office:value-type="string" table:style-name="ce3">
            <text:p>Assigne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Start</text:p>
          </table:table-cell>
          <table:table-cell office:value-type="string" table:style-name="ce3">
            <text:p>Complete</text:p>
          </table:table-cell>
          <table:table-cell office:value-type="string" table:style-name="ce3">
            <text:p>Description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2">
            <text:p>Alex</text:p>
          </table:table-cell>
          <table:table-cell office:value-type="string" table:style-name="ce2">
            <text:p>EVE dynamic linking</text:p>
          </table:table-cell>
          <table:table-cell table:number-columns-repeated="2" table:style-name="ce2"/>
          <table:table-cell office:value-type="string" table:style-name="ce2">
            <text:p>Modify EVE to provide interractive linking and delinking of system icons. Design UX for purpose.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Alex</text:p>
          </table:table-cell>
          <table:table-cell office:value-type="string" table:style-name="ce2">
            <text:p>Local broker cache</text:p>
          </table:table-cell>
          <table:table-cell table:number-columns-repeated="2" table:style-name="ce2"/>
          <table:table-cell office:value-type="string" table:style-name="ce2">
            <text:p>Implement a local broker. Cache changed modules in local broker based on manifest, only retrieve from AWS if more current or specific version requested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Alex</text:p>
          </table:table-cell>
          <table:table-cell office:value-type="string" table:style-name="ce2">
            <text:p>X3D to AWS/S3</text:p>
          </table:table-cell>
          <table:table-cell table:number-columns-repeated="2" table:style-name="ce2"/>
          <table:table-cell office:value-type="string" table:style-name="ce2">
            <text:p>Create AWS cache of x3d models on AWS and modify model retrieving module to use AWS source (or local if AWS not available)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Alex</text:p>
          </table:table-cell>
          <table:table-cell office:value-type="string" table:style-name="ce2">
            <text:p>Picks to AWS/S3</text:p>
          </table:table-cell>
          <table:table-cell table:number-columns-repeated="2" table:style-name="ce2"/>
          <table:table-cell office:value-type="string" table:style-name="ce2">
            <text:p>Create AWS cache of xQuake picks on AWS and modify model retrieving from AWS source (or local if AWS not available)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Alex</text:p>
          </table:table-cell>
          <table:table-cell office:value-type="string" table:style-name="ce2">
            <text:p>AW Pick harvest</text:p>
          </table:table-cell>
          <table:table-cell table:number-columns-repeated="2" table:style-name="ce2"/>
          <table:table-cell office:value-type="string" table:style-name="ce2">
            <text:p>Modify xQuake Harvest and Index to run daily on AWS, saving data into S3 data archive.</text:p>
          </table:table-cell>
          <table:table-cell table:number-columns-repeated="16379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FFFFFF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Caryl</dc:creator>
    <meta:creation-date>2019-03-07T09:52:59Z</meta:creation-date>
    <dc:date>2019-03-07T15:46:11Z</dc:date>
    <meta:editing-cycles>1</meta:editing-cycles>
    <meta:editing-duration>PT119S</meta:editing-duration>
  </office:meta>
</office:document-meta>
</file>